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6">
      <style:text-properties fo:font-size="6pt" style:font-size-asian="5.25pt" style:font-size-complex="6pt"/>
    </style:style>
    <style:style style:name="P14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7">
      <style:text-properties fo:font-size="6pt" style:font-size-asian="5.25pt" style:font-size-complex="6pt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8">
      <style:text-properties fo:font-size="6pt" style:font-size-asian="5.25pt" style:font-size-complex="6pt"/>
    </style:style>
    <style:style style:name="P18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9">
      <style:text-properties fo:font-size="6pt" style:font-size-asian="5.25pt" style:font-size-complex="6pt"/>
    </style:style>
    <style:style style:name="P20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10">
      <style:text-properties fo:font-size="6pt" style:font-size-asian="5.25pt" style:font-size-complex="6pt"/>
    </style:style>
    <style:style style:name="P22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1">
      <style:text-properties fo:font-size="6pt" style:font-size-asian="5.25pt" style:font-size-complex="6pt"/>
    </style:style>
    <style:style style:name="P24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2">
      <style:text-properties fo:font-size="6pt" style:font-size-asian="5.25pt" style:font-size-complex="6pt"/>
    </style:style>
    <style:style style:name="P26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3">
      <style:text-properties fo:font-size="6pt" style:font-size-asian="5.25pt" style:font-size-complex="6pt"/>
    </style:style>
    <style:style style:name="P28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4">
      <style:text-properties fo:font-size="6pt" style:font-size-asian="5.25pt" style:font-size-complex="6pt"/>
    </style:style>
    <style:style style:name="P30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5">
      <style:text-properties fo:font-size="6pt" style:font-size-asian="5.25pt" style:font-size-complex="6pt"/>
    </style:style>
    <style:style style:name="P32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6">
      <style:text-properties fo:font-size="6pt" style:font-size-asian="5.25pt" style:font-size-complex="6pt"/>
    </style:style>
    <style:style style:name="P34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7">
      <style:text-properties fo:font-size="6pt" style:font-size-asian="5.25pt" style:font-size-complex="6pt"/>
    </style:style>
    <style:style style:name="P36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8">
      <style:text-properties fo:font-size="6pt" style:font-size-asian="5.25pt" style:font-size-complex="6pt"/>
    </style:style>
    <style:style style:name="P38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9">
      <style:text-properties fo:font-size="6pt" style:font-size-asian="5.25pt" style:font-size-complex="6pt"/>
    </style:style>
    <style:style style:name="P40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20">
      <style:text-properties fo:font-size="6pt" style:font-size-asian="5.25pt" style:font-size-complex="6pt"/>
    </style:style>
    <style:style style:name="P42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21">
      <style:text-properties fo:font-size="6pt" style:font-size-asian="5.25pt" style:font-size-complex="6pt"/>
    </style:style>
    <style:style style:name="P44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2">
      <style:text-properties fo:font-size="6pt" style:font-size-asian="5.25pt" style:font-size-complex="6pt"/>
    </style:style>
    <style:style style:name="P46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3">
      <style:text-properties fo:font-size="6pt" style:font-size-asian="5.25pt" style:font-size-complex="6pt"/>
    </style:style>
    <style:style style:name="P48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4">
      <style:text-properties fo:font-size="6pt" style:font-size-asian="5.25pt" style:font-size-complex="6pt"/>
    </style:style>
    <style:style style:name="P50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5">
      <style:text-properties fo:font-size="6pt" style:font-size-asian="5.25pt" style:font-size-complex="6pt"/>
    </style:style>
    <style:style style:name="P52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6">
      <style:text-properties fo:font-size="6pt" style:font-size-asian="5.25pt" style:font-size-complex="6pt"/>
    </style:style>
    <style:style style:name="P54" style:family="paragraph" style:parent-style-name="Horizontal_20_Line">
      <style:text-properties style:font-size-asian="5.25pt"/>
    </style:style>
    <style:style style:name="P55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e Android Moment for Robotics - $8M to Own the Platform</text:p>
      <text:p text:style-name="P1">Dear [VC Name],</text:p>
      <text:p text:style-name="P1">Twenty years ago, Google bought Android for $50 million. Today it's worth $200+ billion. Not because they built phones - because they built the platform that runs on everyone else's phones.</text:p>
      <text:p text:style-name="P1">I'm building the Android for humanoid robots. And I believe your firm should own a piece of this platform before the window closes.</text:p>
      <text:p text:style-name="P1"><text:span text:style-name="Strong_20_Emphasis">THE PLATFORM OPPORTUNITY</text:span></text:p>
      <text:p text:style-name="P1">The robotics industry is repeating the smartphone mistake:</text:p>
      <text:p text:style-name="P1"><text:span text:style-name="Strong_20_Emphasis">What's happening:</text:span></text:p>
      <text:list text:style-name="L1">
        <text:list-item>
          <text:p text:style-name="P2">Tesla, Figure, and Chinese manufacturers are building humanoid bodies </text:p>
        </text:list-item>
        <text:list-item>
          <text:p text:style-name="P2">Each is trying to build their own proprietary software </text:p>
        </text:list-item>
        <text:list-item>
          <text:p text:style-name="P2">Billions being spent on fragmented, incompatible systems </text:p>
        </text:list-item>
        <text:list-item>
          <text:p text:style-name="P3">No one is building the universal platform </text:p>
        </text:list-item>
      </text:list>
      <text:p text:style-name="P1"><text:span text:style-name="Strong_20_Emphasis">What should happen:</text:span></text:p>
      <text:list text:style-name="L2">
        <text:list-item>
          <text:p text:style-name="P4">Hardware companies race to commoditize robot bodies (good for customers) </text:p>
        </text:list-item>
        <text:list-item>
          <text:p text:style-name="P4">One software platform emerges as the standard </text:p>
        </text:list-item>
        <text:list-item>
          <text:p text:style-name="P5">The platform captures 5-10x more value than hardware (Google vs Samsung, Microsoft vs Dell) </text:p>
        </text:list-item>
      </text:list>
      <text:p text:style-name="P1">That platform is HOS (Humanoid Operating System). And the proof it works is RoboChef.</text:p>
      <text:p text:style-name="P1"><text:span text:style-name="Strong_20_Emphasis">ROBOCHEF: THE WEDGE APPLICATION</text:span></text:p>
      <text:p text:style-name="P1"><text:span text:style-name="Strong_20_Emphasis">What it is:</text:span> A humanoid robot chef with patent-protected encrypted ingredient authorization. Restaurants pay $75K for the robot plus $75K/month for ingredient subscriptions.</text:p>
      <text:p text:style-name="P1"><text:span text:style-name="Strong_20_Emphasis">Why it matters:</text:span> If a robot can cook (see, grasp, adjust, quality-control), it can do almost anything:</text:p>
      <text:list text:style-name="L3">
        <text:list-item>
          <text:p text:style-name="P6">Drive vehicles (sits in driver's seat, uses existing controls) </text:p>
        </text:list-item>
        <text:list-item>
          <text:p text:style-name="P6">Provide eldercare </text:p>
        </text:list-item>
        <text:list-item>
          <text:p text:style-name="P6">Work security </text:p>
        </text:list-item>
        <text:list-item>
          <text:p text:style-name="P6">Clean buildings </text:p>
        </text:list-item>
        <text:list-item>
          <text:p text:style-name="P7">Assemble products </text:p>
        </text:list-item>
      </text:list>
      <text:p text:style-name="P1">RoboChef isn't just a cooking robot. It's proof the platform works.</text:p>
      <text:p text:style-name="P1"><text:span text:style-name="Strong_20_Emphasis">THE FAILURES THAT VALIDATE THE THESIS</text:span></text:p>
      <text:p text:style-name="P1"><text:span text:style-name="Strong_20_Emphasis">Boston Dynamics:</text:span> Spent 20+ years building incredible robots (the jumping, backflipping demos everyone shares). Got passed between Google, SoftBank, and Hyundai. Still struggling to generate significant revenue.</text:p>
      <text:p text:style-name="P1">Why? They built amazing hardware with no platform strategy.</text:p>
      <text:p text:style-name="P1"><text:span text:style-name="Strong_20_Emphasis">Waymo/Cruise:</text:span> Billions spent on autonomous vehicles with $30K-100K in custom sensors per car. Limited to specific vehicle models. Still not profitable.</text:p>
      <text:p text:style-name="P1">Our approach? A humanoid sits in the driver's seat and drives ANY car - old, new, doesn't matter. Uses the vehicle's existing controls. Way cheaper, infinitely more flexible.</text:p>
      <text:p text:style-name="P1"><text:span text:style-name="Strong_20_Emphasis">The lesson:</text:span> Specialized hardware for single tasks fails. General-purpose platforms win.</text:p>
      <text:p text:style-name="P1"><text:span text:style-name="Strong_20_Emphasis">THE SUSTAINABILITY ADVANTAGE</text:span></text:p>
      <text:p text:style-name="P1">Silicon Valley cares about ESG. Here's why humanoids are more sustainable than specialized automation:</text:p>
      <text:p text:style-name="P1"><text:span text:style-name="Strong_20_Emphasis">What we avoid manufacturing:</text:span></text:p>
      <text:list text:style-name="L4">
        <text:list-item>
          <text:p text:style-name="P8">Millions of autonomous vehicle sensor arrays </text:p>
        </text:list-item>
        <text:list-item>
          <text:p text:style-name="P8">Specialized cooking robots for each cuisine type </text:p>
        </text:list-item>
        <text:list-item>
          <text:p text:style-name="P8">Custom factory automation for each production line </text:p>
        </text:list-item>
        <text:list-item>
          <text:p text:style-name="P9">Purpose-built eldercare devices </text:p>
        </text:list-item>
      </text:list>
      <text:p text:style-name="P1"><text:span text:style-name="Strong_20_Emphasis">What we enable:</text:span></text:p>
      <text:list text:style-name="L5">
        <text:list-item>
          <text:p text:style-name="P10">One humanoid handles multiple tasks (cook, drive, clean, care) </text:p>
        </text:list-item>
        <text:list-item>
          <text:p text:style-name="P10">Existing infrastructure stays useful (old cars, existing kitchens) </text:p>
        </text:list-item>
        <text:list-item>
          <text:p text:style-name="P10">Reduce manufacturing waste from single-purpose machines </text:p>
        </text:list-item>
        <text:list-item>
          <text:p text:style-name="P11">Extend asset lifecycles instead of replacing everything </text:p>
        </text:list-item>
      </text:list>
      <text:p text:style-name="P1"><text:span text:style-name="Strong_20_Emphasis">Environmental impact:</text:span> One general-purpose humanoid replaces 5-10 specialized machines. Less e-waste, less manufacturing emissions, better resource efficiency.</text:p>
      <text:p text:style-name="P1"><text:span text:style-name="Strong_20_Emphasis">THE CONSUMER VISION: "PART OF THE FAMILY"</text:span></text:p>
      <text:p text:style-name="P1">This isn't just B2B. The real opportunity is consumer.</text:p>
      <text:p text:style-name="P1"><text:span text:style-name="Strong_20_Emphasis">Years 1-3:</text:span> Restaurants, hotels (prove it works) <text:span text:style-name="Strong_20_Emphasis">Years 3-5:</text:span> Businesses, factories, security <text:span text:style-name="Strong_20_Emphasis">Years 5-10:</text:span> Military, dangerous jobs<text:line-break/><text:span text:style-name="Strong_20_Emphasis">Years 10-20:</text:span> Every household</text:p>
      <text:p text:style-name="P1"><text:span text:style-name="Strong_20_Emphasis">Think about it:</text:span></text:p>
      <text:list text:style-name="L6">
        <text:list-item>
          <text:p text:style-name="P12">At $5K (achievable at scale), every family can afford one </text:p>
        </text:list-item>
        <text:list-item>
          <text:p text:style-name="P12">Cooks meals, drives kids to school, cleans house, helps with homework </text:p>
        </text:list-item>
        <text:list-item>
          <text:p text:style-name="P12">Takes care of elderly parents (saves $5K/month in nursing home costs) </text:p>
        </text:list-item>
        <text:list-item>
          <text:p text:style-name="P13">Becomes part of the family - like a dog, but infinitely more useful </text:p>
        </text:list-item>
      </text:list>
      <text:p text:style-name="P1"><text:span text:style-name="Strong_20_Emphasis">Market size:</text:span></text:p>
      <text:list text:style-name="L7">
        <text:list-item>
          <text:p text:style-name="P14"><text:soft-page-break/>140 million US households </text:p>
        </text:list-item>
        <text:list-item>
          <text:p text:style-name="P14">If 30% adopt at $5K each = $210 billion in hardware alone </text:p>
        </text:list-item>
        <text:list-item>
          <text:p text:style-name="P14">Plus recurring revenue (apps, subscriptions, services) </text:p>
        </text:list-item>
        <text:list-item>
          <text:p text:style-name="P15">Global TAM: 2+ billion households </text:p>
        </text:list-item>
      </text:list>
      <text:p text:style-name="P1"><text:span text:style-name="Strong_20_Emphasis">This is the iPhone moment for robotics.</text:span></text:p>
      <text:p text:style-name="P1"><text:span text:style-name="Strong_20_Emphasis">THE NUMBERS</text:span></text:p>
      <text:p text:style-name="P1"><text:span text:style-name="Strong_20_Emphasis">Ask:</text:span> $8M seed round<text:line-break/><text:span text:style-name="Strong_20_Emphasis">Valuation:</text:span> $15M pre-money, $23M post-money</text:p>
      <text:p text:style-name="P1"><text:span text:style-name="Strong_20_Emphasis">Unit Economics (Per Restaurant):</text:span></text:p>
      <text:list text:style-name="L8">
        <text:list-item>
          <text:p text:style-name="P16">Monthly revenue: $75,000 (50 meals/day × $50/meal) </text:p>
        </text:list-item>
        <text:list-item>
          <text:p text:style-name="P16">Gross profit: $26,250/month (35% margin) </text:p>
        </text:list-item>
        <text:list-item>
          <text:p text:style-name="P16">Hardware payback: 3 months </text:p>
        </text:list-item>
        <text:list-item>
          <text:p text:style-name="P17">Lifetime value: $1M+ per location </text:p>
        </text:list-item>
      </text:list>
      <text:p text:style-name="P1"><text:span text:style-name="Strong_20_Emphasis">18-Month Milestones:</text:span></text:p>
      <text:list text:style-name="L9">
        <text:list-item>
          <text:p text:style-name="P18">Month 6: Working prototype, first pilot signed </text:p>
        </text:list-item>
        <text:list-item>
          <text:p text:style-name="P18">Month 12: 3 pilots live, $210K revenue </text:p>
        </text:list-item>
        <text:list-item>
          <text:p text:style-name="P19">Month 18: $1M annual run-rate, Series A ready </text:p>
        </text:list-item>
      </text:list>
      <text:p text:style-name="P1"><text:span text:style-name="Strong_20_Emphasis">Path to Profitability:</text:span></text:p>
      <text:list text:style-name="L10">
        <text:list-item>
          <text:p text:style-name="P20">Break-even: 40 restaurants </text:p>
        </text:list-item>
        <text:list-item>
          <text:p text:style-name="P21">Timeline: 3-3.5 years from seed (exceptional for robotics) </text:p>
        </text:list-item>
      </text:list>
      <text:p text:style-name="P1"><text:span text:style-name="Strong_20_Emphasis">Returns Analysis:</text:span></text:p>
      <text:list text:style-name="L11">
        <text:list-item>
          <text:p text:style-name="P22">Conservative (RoboChef only): $300M exit = 13x </text:p>
        </text:list-item>
        <text:list-item>
          <text:p text:style-name="P22">Base case (HOS traction): $2B exit = 87x </text:p>
        </text:list-item>
        <text:list-item>
          <text:p text:style-name="P22">Optimistic (HOS standard): $10B+ exit = 435x+ </text:p>
        </text:list-item>
        <text:list-item>
          <text:p text:style-name="P23">Moonshot (Android-level): $50B+ = 2,175x+ </text:p>
        </text:list-item>
      </text:list>
      <text:p text:style-name="P1"><text:span text:style-name="Strong_20_Emphasis">PROOF OF EXECUTION</text:span></text:p>
      <text:p text:style-name="P1">I don't just talk about AI-native development. I've proven it works.</text:p>
      <text:p text:style-name="P1"><text:span text:style-name="Strong_20_Emphasis">Live trading system:</text:span> meirniv.pythonanywhere.com/orders</text:p>
      <text:list text:style-name="L12">
        <text:list-item>
          <text:p text:style-name="P24">200+ trades across stocks, crypto, futures </text:p>
        </text:list-item>
        <text:list-item>
          <text:p text:style-name="P24">403% cumulative returns </text:p>
        </text:list-item>
        <text:list-item>
          <text:p text:style-name="P24">99% win rate </text:p>
        </text:list-item>
        <text:list-item>
          <text:p text:style-name="P25">Operating right now (check it yourself) </text:p>
        </text:list-item>
      </text:list>
      <text:p text:style-name="P1">Built in months using AI-assisted development. Same methodology will build RoboChef in 18 months (not 5 years like traditional robotics startups).</text:p>
      <text:p text:style-name="P1"><text:span text:style-name="Strong_20_Emphasis">This proves three things:</text:span></text:p>
      <text:list text:style-name="L13">
        <text:list-item>
          <text:p text:style-name="P26">I ship production systems, not just ideas </text:p>
        </text:list-item>
        <text:list-item>
          <text:p text:style-name="P26">AI-native development achieves 8x capital efficiency </text:p>
        </text:list-item>
        <text:list-item>
          <text:p text:style-name="P27">The approach is replicable for RoboChef </text:p>
        </text:list-item>
      </text:list>
      <text:p text:style-name="P1"><text:span text:style-name="Strong_20_Emphasis">THE CAPITAL EFFICIENCY ADVANTAGE</text:span></text:p>
      <text:p text:style-name="P1">Traditional robotics startups:</text:p>
      <text:list text:style-name="L14">
        <text:list-item>
          <text:p text:style-name="P28">$25M+ to first revenue </text:p>
        </text:list-item>
        <text:list-item>
          <text:p text:style-name="P28">5-year development cycles </text:p>
        </text:list-item>
        <text:list-item>
          <text:p text:style-name="P29">Academic approach (perfectionism over shipping) </text:p>
        </text:list-item>
      </text:list>
      <text:p text:style-name="P1">Our approach:</text:p>
      <text:list text:style-name="L15">
        <text:list-item>
          <text:p text:style-name="P30">$8M to $1M revenue </text:p>
        </text:list-item>
        <text:list-item>
          <text:p text:style-name="P30">18-month development cycle </text:p>
        </text:list-item>
        <text:list-item>
          <text:p text:style-name="P31">Pragmatic shipping (80% solution, iterate, improve) </text:p>
        </text:list-item>
      </text:list>
      <text:p text:style-name="P1"><text:span text:style-name="Strong_20_Emphasis">We're 8x more capital efficient than competitors.</text:span></text:p>
      <text:p text:style-name="P1">Why? AI-native development. The same tools that built the AIMn system in months will build RoboChef. We're not limited by traditional robotics timelines.</text:p>
      <text:p text:style-name="P1"><text:span text:style-name="Strong_20_Emphasis">THE LEGAL/IP PROTECTION</text:span></text:p>
      <text:list text:style-name="L16">
        <text:list-item>
          <text:p text:style-name="P32"><text:span text:style-name="Strong_20_Emphasis">Patent filed:</text:span> Encrypted ingredient authorization (November 2025) </text:p>
        </text:list-item>
        <text:list-item>
          <text:p text:style-name="P32"><text:span text:style-name="Strong_20_Emphasis">Founder protection:</text:span> Clear structure (I cannot be fired - Steve Jobs/OpenAI lesson) </text:p>
        </text:list-item>
        <text:list-item>
          <text:p text:style-name="P32"><text:span text:style-name="Strong_20_Emphasis">My role:</text:span> Visionary/Founder providing breakthrough ideas </text:p>
        </text:list-item>
        <text:list-item>
          <text:p text:style-name="P32"><text:span text:style-name="Strong_20_Emphasis">VC brings:</text:span> Full management team including CEO for operations </text:p>
        </text:list-item>
        <text:list-item>
          <text:p text:style-name="P33"><text:span text:style-name="Strong_20_Emphasis">Hardware strategy:</text:span> Partner with manufacturers (no manufacturing liability) </text:p>
        </text:list-item>
      </text:list>
      <text:p text:style-name="P1"><text:span text:style-name="Strong_20_Emphasis">Transparency:</text:span> I have a hearing difficulty, which is why I'm not running daily operations and prefer email-based communication. This actually makes the structure cleaner - I focus on vision, your team focuses on execution.</text:p>
      <text:p text:style-name="P1"><text:span text:style-name="Strong_20_Emphasis">THE TIKTOK URGENCY</text:span></text:p>
      <text:p text:style-name="P1">America forced TikTok's sale over national security concerns - and that's just a social media app collecting data.</text:p>
      <text:p text:style-name="P1"><text:soft-page-break/>Now imagine the threat if China controls the humanoid robot operating system:</text:p>
      <text:list text:style-name="L17">
        <text:list-item>
          <text:p text:style-name="P34">Physical presence in American homes, businesses, hospitals </text:p>
        </text:list-item>
        <text:list-item>
          <text:p text:style-name="P34">Not just data - actual capabilities (eyes, ears, hands) </text:p>
        </text:list-item>
        <text:list-item>
          <text:p text:style-name="P34">Potentially remote-controlled </text:p>
        </text:list-item>
        <text:list-item>
          <text:p text:style-name="P35">Military applications compromised </text:p>
        </text:list-item>
      </text:list>
      <text:p text:style-name="P1"><text:span text:style-name="Strong_20_Emphasis">Chinese humanoid manufacturers are shipping NOW.</text:span> If we don't build the trusted Western alternative in the next 18-24 months, China will own this platform by default.</text:p>
      <text:p text:style-name="P1">This isn't just a business opportunity. It's a strategic imperative.</text:p>
      <text:p text:style-name="P1"><text:span text:style-name="Strong_20_Emphasis">WHY NOW</text:span></text:p>
      <text:p text:style-name="P1"><text:span text:style-name="Strong_20_Emphasis">Market timing:</text:span></text:p>
      <text:list text:style-name="L18">
        <text:list-item>
          <text:p text:style-name="P36">Humanoid hardware ready (Tesla Optimus, Figure, Chinese manufacturers shipping) </text:p>
        </text:list-item>
        <text:list-item>
          <text:p text:style-name="P36">No dominant OS exists (white space opportunity) </text:p>
        </text:list-item>
        <text:list-item>
          <text:p text:style-name="P36">Restaurant labor shortage acute (immediate demand) </text:p>
        </text:list-item>
        <text:list-item>
          <text:p text:style-name="P37">AI development tools mature (enables fast execution) </text:p>
        </text:list-item>
      </text:list>
      <text:p text:style-name="P1"><text:span text:style-name="Strong_20_Emphasis">Competitive timing:</text:span></text:p>
      <text:list text:style-name="L19">
        <text:list-item>
          <text:p text:style-name="P38">Hardware companies don't see the platform opportunity yet (focused on bodies) </text:p>
        </text:list-item>
        <text:list-item>
          <text:p text:style-name="P38">Traditional robotics too slow (we're 3x faster) </text:p>
        </text:list-item>
        <text:list-item>
          <text:p text:style-name="P38">Window closing: 18-24 months to establish standard </text:p>
        </text:list-item>
        <text:list-item>
          <text:p text:style-name="P39">Platform battles won early (Android dominated in 3 years) </text:p>
        </text:list-item>
      </text:list>
      <text:p text:style-name="P1"><text:span text:style-name="Strong_20_Emphasis">First-mover advantage is everything in platform plays.</text:span></text:p>
      <text:p text:style-name="P1"><text:span text:style-name="Strong_20_Emphasis">MY ROLE &amp; THE TEAM</text:span></text:p>
      <text:p text:style-name="P1"><text:span text:style-name="Strong_20_Emphasis">Me:</text:span> Visionary/Founder</text:p>
      <text:list text:style-name="L20">
        <text:list-item>
          <text:p text:style-name="P40">45 years software/hardware engineering </text:p>
        </text:list-item>
        <text:list-item>
          <text:p text:style-name="P40">Proven execution (AIMn system live and profitable) </text:p>
        </text:list-item>
        <text:list-item>
          <text:p text:style-name="P40">Pattern recognition across 4 tech waves: PC, Internet, Mobile, Robotics </text:p>
        </text:list-item>
        <text:list-item>
          <text:p text:style-name="P41">Focus: Breakthrough ideas, strategic direction </text:p>
        </text:list-item>
      </text:list>
      <text:p text:style-name="P1"><text:span text:style-name="Strong_20_Emphasis">Your firm brings:</text:span></text:p>
      <text:list text:style-name="L21">
        <text:list-item>
          <text:p text:style-name="P42">CEO and full management team </text:p>
        </text:list-item>
        <text:list-item>
          <text:p text:style-name="P42">Operational execution </text:p>
        </text:list-item>
        <text:list-item>
          <text:p text:style-name="P43">Network and follow-on funding </text:p>
        </text:list-item>
      </text:list>
      <text:p text:style-name="P1"><text:span text:style-name="Strong_20_Emphasis">Key hires from seed:</text:span></text:p>
      <text:list text:style-name="L22">
        <text:list-item>
          <text:p text:style-name="P44">CTO: Robotics expert with shipping experience </text:p>
        </text:list-item>
        <text:list-item>
          <text:p text:style-name="P44">5-7 Robotics Engineers </text:p>
        </text:list-item>
        <text:list-item>
          <text:p text:style-name="P44">3-4 AI/ML Engineers </text:p>
        </text:list-item>
        <text:list-item>
          <text:p text:style-name="P45">2 Food Scientists </text:p>
        </text:list-item>
      </text:list>
      <text:p text:style-name="P1"><text:span text:style-name="Strong_20_Emphasis">Culture:</text:span> Ship fast, iterate, learn. Not academic perfectionism.</text:p>
      <text:p text:style-name="P1"><text:span text:style-name="Strong_20_Emphasis">THE STRATEGIC CHOICE</text:span></text:p>
      <text:p text:style-name="P1">In 2005, VCs could have invested in Android for $50M. Most passed. Today it's worth $200B+.</text:p>
      <text:p text:style-name="P1">In 2025, you can invest in the humanoid OS for $8M.</text:p>
      <text:p text:style-name="P1"><text:span text:style-name="Strong_20_Emphasis">The pattern is identical:</text:span></text:p>
      <text:list text:style-name="L23">
        <text:list-item>
          <text:p text:style-name="P46">Hardware companies compete and commoditize (good for ecosystem) </text:p>
        </text:list-item>
        <text:list-item>
          <text:p text:style-name="P46">Software platform captures majority of value </text:p>
        </text:list-item>
        <text:list-item>
          <text:p text:style-name="P46">Network effects create winner-takes-all dynamics </text:p>
        </text:list-item>
        <text:list-item>
          <text:p text:style-name="P47">First mover becomes unbeatable standard </text:p>
        </text:list-item>
      </text:list>
      <text:p text:style-name="P1"><text:span text:style-name="Strong_20_Emphasis">The difference:</text:span> The humanoid opportunity is 10x bigger than smartphones.</text:p>
      <text:list text:style-name="L24">
        <text:list-item>
          <text:p text:style-name="P48">Smartphones: Communication and apps </text:p>
        </text:list-item>
        <text:list-item>
          <text:p text:style-name="P49">Humanoids: Replace 30% of all physical labor ($24 trillion market) </text:p>
        </text:list-item>
      </text:list>
      <text:p text:style-name="P1"><text:span text:style-name="Strong_20_Emphasis">If you believe:</text:span></text:p>
      <text:list text:style-name="L25">
        <text:list-item>
          <text:p text:style-name="P50">Humanoid robots are coming (they are - hardware ready now) </text:p>
        </text:list-item>
        <text:list-item>
          <text:p text:style-name="P50">Someone will build the platform OS (someone must) </text:p>
        </text:list-item>
        <text:list-item>
          <text:p text:style-name="P50">Platform captures more value than hardware (proven with phones, PCs, cars) </text:p>
        </text:list-item>
        <text:list-item>
          <text:p text:style-name="P51">First mover wins (Android, iOS, Windows all won in 3-4 years) </text:p>
        </text:list-item>
      </text:list>
      <text:p text:style-name="P1"><text:span text:style-name="Strong_20_Emphasis">Then the only question is: Do you want to own a piece of this platform?</text:span></text:p>
      <text:p text:style-name="P1"><text:span text:style-name="Strong_20_Emphasis">NEXT STEPS</text:span></text:p>
      <text:p text:style-name="P1">I'm reaching out to a select group of Silicon Valley firms (Founders Fund, Lux Capital, Khosla Ventures, and 3-4 others) who understand platform economics and move fast on big opportunities.</text:p>
      <text:p text:style-name="P1">If this resonates, I'd welcome an email-based discussion to explore:</text:p>
      <text:list text:style-name="L26">
        <text:list-item>
          <text:p text:style-name="P52">Live demo of AIMn system (proof of execution) </text:p>
        </text:list-item>
        <text:list-item>
          <text:p text:style-name="P52">Detailed technical architecture and patent strategy </text:p>
        </text:list-item>
        <text:list-item>
          <text:p text:style-name="P52">18-month roadmap and milestone-based funding </text:p>
        </text:list-item>
        <text:list-item>
          <text:p text:style-name="P53"><text:soft-page-break/>Team structure and how your firm would support </text:p>
        </text:list-item>
      </text:list>
      <text:p text:style-name="P1"><text:span text:style-name="Strong_20_Emphasis">This is the Android moment for robotics.</text:span></text:p>
      <text:p text:style-name="P1">The question isn't whether humanoid robots will replace human labor. They will.</text:p>
      <text:p text:style-name="P1">The question is: Who will own the platform?</text:p>
      <text:p text:style-name="P1">Are you in?</text:p>
      <text:p text:style-name="P1">Best regards,</text:p>
      <text:p text:style-name="P1">Meir Niv<text:line-break/>Founder &amp; Visionary, RoboChef / HOS Platform</text:p>
      <text:p text:style-name="P1"><text:span text:style-name="Strong_20_Emphasis">Email:</text:span> [your email]<text:line-break/><text:span text:style-name="Strong_20_Emphasis">Phone:</text:span> [your phone]<text:line-break/><text:span text:style-name="Strong_20_Emphasis">Live Trading System:</text:span> meirniv.pythonanywhere.com/orders</text:p>
      <text:p text:style-name="P54"/>
      <text:p text:style-name="P1">P.S. - In 2007, Steve Ballmer (Microsoft CEO) laughed at the iPhone. "There's no chance the iPhone is going to get any significant market share." By 2012, iPhone had 20% of global market and Microsoft was irrelevant in mobile.</text:p>
      <text:p text:style-name="P1">The same mistake is happening now with humanoid robotics. The question is: Will you be Microsoft or Apple?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23:56:39.723511300</meta:creation-date>
    <dc:date>2025-11-19T23:58:35.424664200</dc:date>
    <meta:editing-duration>PT1M55S</meta:editing-duration>
    <meta:editing-cycles>1</meta:editing-cycles>
    <meta:document-statistic meta:table-count="0" meta:image-count="0" meta:object-count="0" meta:page-count="4" meta:paragraph-count="177" meta:word-count="1530" meta:character-count="9932" meta:non-whitespace-character-count="8579"/>
    <meta:generator>LibreOffice/25.8.2.2$Windows_X86_64 LibreOffice_project/d401f2107ccab8f924a8e2df40f573aab7605b6f</meta:generator>
  </office:meta>
</office:document-meta>
</file>